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image/png" manifest:full-path="Thumbnails/thumbnail.png"/>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settings.xml"/>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ans-serif-light, sans-serif"/>
    <style:font-face style:name="Lucida Sans1" svg:font-family="'Lucida 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Before_5f_Data_5f_Scatter" style:display-name="Before_Data_Scatter" style:family="table">
      <style:table-properties style:width="5.907cm" fo:margin-left="0.141cm" fo:margin-right="13.002cm" table:align="margins"/>
    </style:style>
    <style:style style:name="Before_5f_Data_5f_Scatter.A" style:display-name="Before_Data_Scatter.A" style:family="table-column">
      <style:table-column-properties style:column-width="2.007cm" style:rel-column-width="1138*"/>
    </style:style>
    <style:style style:name="Before_5f_Data_5f_Scatter.B" style:display-name="Before_Data_Scatter.B" style:family="table-column">
      <style:table-column-properties style:column-width="1.94cm" style:rel-column-width="1100*"/>
    </style:style>
    <style:style style:name="Before_5f_Data_5f_Scatter.C" style:display-name="Before_Data_Scatter.C" style:family="table-column">
      <style:table-column-properties style:column-width="1.96cm" style:rel-column-width="1111*"/>
    </style:style>
    <style:style style:name="Before_5f_Data_5f_Scatter.A1" style:display-name="Before_Data_Scatter.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Before_5f_Data_5f_Scatter.C1" style:display-name="Before_Data_Scatter.C1" style:family="table-cell">
      <style:table-cell-properties fo:background-color="transparent" fo:padding="0.097cm" fo:border="0.002cm solid #000000">
        <style:background-image/>
      </style:table-cell-properties>
    </style:style>
    <style:style style:name="Before_5f_Data_5f_Scatter.A2" style:display-name="Before_Data_Scatter.A2" style:family="table-cell">
      <style:table-cell-properties fo:background-color="transparent" fo:padding="0.097cm" fo:border-left="0.002cm solid #000000" fo:border-right="none" fo:border-top="none" fo:border-bottom="0.002cm solid #000000">
        <style:background-image/>
      </style:table-cell-properties>
    </style:style>
    <style:style style:name="Before_5f_Data_5f_Scatter.C2" style:display-name="Before_Data_Scatter.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5.844cm" table:align="left"/>
    </style:style>
    <style:style style:name="Table1.A" style:family="table-column">
      <style:table-column-properties style:column-width="1.963cm"/>
    </style:style>
    <style:style style:name="Table1.B" style:family="table-column">
      <style:table-column-properties style:column-width="1.961cm"/>
    </style:style>
    <style:style style:name="Table1.C" style:family="table-column">
      <style:table-column-properties style:column-width="1.919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Table_20_Contents">
      <style:text-properties fo:background-color="#00cccc"/>
    </style:style>
    <style:style style:name="P3" style:family="paragraph" style:parent-style-name="Table_20_Contents">
      <style:text-properties fo:background-color="#00ff66"/>
    </style:style>
    <style:style style:name="P4" style:family="paragraph" style:parent-style-name="Table_20_Contents">
      <style:text-properties fo:background-color="#ff00ff"/>
    </style:style>
    <style:style style:name="P5" style:family="paragraph" style:parent-style-name="Table_20_Contents">
      <style:text-properties fo:background-color="transparent"/>
    </style:style>
    <style:style style:name="P6" style:family="paragraph" style:parent-style-name="Table_20_Contents">
      <style:text-properties fo:background-color="#00cccc"/>
    </style:style>
    <style:style style:name="P7" style:family="paragraph" style:parent-style-name="Table_20_Contents">
      <style:text-properties fo:background-color="#00ff66"/>
    </style:style>
    <style:style style:name="P8" style:family="paragraph" style:parent-style-name="Table_20_Contents">
      <style:text-properties fo:background-color="#ff66ff"/>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style>
    <style:style style:name="P11"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Nimbus Mono L"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weight-asian="normal" style:font-weight-complex="normal"/>
    </style:style>
    <style:style style:name="fr1" style:family="graphic" style:parent-style-name="Formula">
      <style:graphic-properties style:vertical-pos="from-top"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Assumption</text:span>: Each report is working on no more than fixed number of news topics. The report either have news on the topic or it just sends NULL string when ever asked for a particular topic.</text:p>
      <text:p text:style-name="Standard"/>
      <text:p text:style-name="Standard"><text:span text:style-name="T1">Design</text:span>:</text:p>
      <text:p text:style-name="Standard">Each report has to process at most<text:span text:style-name="T3"> # news items / <text:s/># reporters</text:span><text:span text:style-name="T2"> </text:span><text:s/>news. Any additional items remain after that are processed in next iteration. </text:p>
      <text:p text:style-name="Standard">1 ) First all reporter node reads news from the files stored on local machine. Each file contains time-stamp, title and detailed news in simple text format. A <text:span text:style-name="T4">struct</text:span> will be created to store each news items.</text:p>
      <text:p text:style-name="Standard">2 ) Each news item will be mapped to one reporter and each other reporter will send their details for particular news ID to its designated node. The designated node is responsible for processing the news data and will report it to the editor.</text:p>
      <text:p text:style-name="Standard">For example if we have 3 reporters and 3 news items so mapping could be like first 1 news items will be processed by node 1 so , next 1 will be by node 2 and so on. <text:s/>If news items are not in multiple of reporters then required dummy news ( containing \0 ) chars will be added so that Alltoall() do not access garbage memory ( that may result in SEG_FAULT !) and multiple items will be send to each node for processing.</text:p>
      <text:p text:style-name="Standard"/>
      <table:table table:name="Before_Data_Scatter" table:style-name="Before_5f_Data_5f_Scatter">
        <table:table-column table:style-name="Before_5f_Data_5f_Scatter.A"/>
        <table:table-column table:style-name="Before_5f_Data_5f_Scatter.B"/>
        <table:table-column table:style-name="Before_5f_Data_5f_Scatter.C"/>
        <table:table-row>
          <table:table-cell table:style-name="Before_5f_Data_5f_Scatter.A1" office:value-type="string">
            <text:p text:style-name="Table_20_Contents">Node 1</text:p>
          </table:table-cell>
          <table:table-cell table:style-name="Before_5f_Data_5f_Scatter.A1" office:value-type="string">
            <text:p text:style-name="Table_20_Contents">Node 2</text:p>
          </table:table-cell>
          <table:table-cell table:style-name="Before_5f_Data_5f_Scatter.C1" office:value-type="string">
            <text:p text:style-name="Table_20_Contents">Node 3</text:p>
          </table:table-cell>
        </table:table-row>
        <table:table-row>
          <table:table-cell table:style-name="Before_5f_Data_5f_Scatter.A2" office:value-type="string">
            <text:p text:style-name="P2">News 1_1</text:p>
          </table:table-cell>
          <table:table-cell table:style-name="Before_5f_Data_5f_Scatter.A2" office:value-type="string">
            <text:p text:style-name="P2">News 1_2</text:p>
          </table:table-cell>
          <table:table-cell table:style-name="Before_5f_Data_5f_Scatter.C2" office:value-type="string">
            <text:p text:style-name="P2">News 1_3</text:p>
          </table:table-cell>
        </table:table-row>
        <table:table-row>
          <table:table-cell table:style-name="Before_5f_Data_5f_Scatter.A2" office:value-type="string">
            <text:p text:style-name="P3">News 2_1</text:p>
          </table:table-cell>
          <table:table-cell table:style-name="Before_5f_Data_5f_Scatter.A2" office:value-type="string">
            <text:p text:style-name="P3">News 2_2</text:p>
          </table:table-cell>
          <table:table-cell table:style-name="Before_5f_Data_5f_Scatter.C2" office:value-type="string">
            <text:p text:style-name="P3">News 2_3</text:p>
          </table:table-cell>
        </table:table-row>
        <table:table-row>
          <table:table-cell table:style-name="Before_5f_Data_5f_Scatter.A2" office:value-type="string">
            <text:p text:style-name="P4">News 3_1</text:p>
          </table:table-cell>
          <table:table-cell table:style-name="Before_5f_Data_5f_Scatter.A2" office:value-type="string">
            <text:p text:style-name="P4">News 3_2</text:p>
          </table:table-cell>
          <table:table-cell table:style-name="Before_5f_Data_5f_Scatter.C2" office:value-type="string">
            <text:p text:style-name="P4">News 3_3</text:p>
          </table:table-cell>
        </table:table-row>
      </table:table>
      <text:p text:style-name="Standard"/>
      <text:p text:style-name="Standard">After all to all <text:s/>:</text:p>
      <table:table table:name="Table1" table:style-name="Table1">
        <table:table-column table:style-name="Table1.A"/>
        <table:table-column table:style-name="Table1.B"/>
        <table:table-column table:style-name="Table1.C"/>
        <table:table-row>
          <table:table-cell table:style-name="Table1.A1" office:value-type="string">
            <text:p text:style-name="P5">Node 1</text:p>
          </table:table-cell>
          <table:table-cell table:style-name="Table1.A1" office:value-type="string">
            <text:p text:style-name="Table_20_Contents">Node 2</text:p>
          </table:table-cell>
          <table:table-cell table:style-name="Table1.C1" office:value-type="string">
            <text:p text:style-name="Table_20_Contents">Node 3</text:p>
          </table:table-cell>
        </table:table-row>
        <table:table-row>
          <table:table-cell table:style-name="Table1.A2" office:value-type="string">
            <text:p text:style-name="P2">News 1_1</text:p>
          </table:table-cell>
          <table:table-cell table:style-name="Table1.A2" office:value-type="string">
            <text:p text:style-name="P3">News 2_1</text:p>
          </table:table-cell>
          <table:table-cell table:style-name="Table1.C2" office:value-type="string">
            <text:p text:style-name="P8">News 3_1</text:p>
          </table:table-cell>
        </table:table-row>
        <table:table-row>
          <table:table-cell table:style-name="Table1.A2" office:value-type="string">
            <text:p text:style-name="P2">News 1_2</text:p>
          </table:table-cell>
          <table:table-cell table:style-name="Table1.A2" office:value-type="string">
            <text:p text:style-name="P3">News 2_2</text:p>
          </table:table-cell>
          <table:table-cell table:style-name="Table1.C2" office:value-type="string">
            <text:p text:style-name="P8">News 3_2</text:p>
          </table:table-cell>
        </table:table-row>
        <table:table-row>
          <table:table-cell table:style-name="Table1.A2" office:value-type="string">
            <text:p text:style-name="P2">News 1_3</text:p>
          </table:table-cell>
          <table:table-cell table:style-name="Table1.A2" office:value-type="string">
            <text:p text:style-name="P3">News 2_3</text:p>
          </table:table-cell>
          <table:table-cell table:style-name="Table1.C2" office:value-type="string">
            <text:p text:style-name="P8">News 3_3</text:p>
          </table:table-cell>
        </table:table-row>
      </table:table>
      <text:p text:style-name="Standard"/>
      <text:p text:style-name="P9">Mathematical Analysis:</text:p>
      <text:p text:style-name="P9"/>
      <text:p text:style-name="P11">Assume that we have N news items and P processes.</text:p>
      <text:p text:style-name="P11"/>
      <text:p text:style-name="P11">Step – 1: Alltoall() call will distribute the data among all nodes. The time complexity is dependent on the particular MPI release I.e binomial trees, hyper-cube, 2D square etc. For a simpler analysis let's assume L latency and B bandwidth. If log(P) steps are required to complete the collective operation. K bytes is the unit of data is exchanged.</text:p>
      <text:p text:style-name="P11"/>
      <text:p text:style-name="P11"><draw:frame draw:style-name="fr1" draw:name="Object1" text:anchor-type="as-char" svg:y="-0.713cm" svg:width="10.938cm" svg:height="1.139cm" draw:z-index="0"><draw:object xlink:href="./Object 1" xlink:type="simple" xlink:show="embed" xlink:actuate="onLoad"/><draw:image xlink:href="./ObjectReplacements/Object 1" xlink:type="simple" xlink:show="embed" xlink:actuate="onLoad"/></draw:frame></text:p>
      <text:p text:style-name="P11"><text:s/></text:p>
      <text:p text:style-name="P11">Step – 2: All the reporters will send latest news to the editor.</text:p>
      <text:p text:style-name="P11">This will take N send and receive call. </text:p>
      <text:p text:style-name="P11"/>
      <text:p text:style-name="P11">Step – 3 : Again all the reporters will send the termination status to the editor.</text:p>
      <text:p text:style-name="P11">This will <text:s/>take P send and receive call.</text:p>
      <text:p text:style-name="P11"/>
      <text:p text:style-name="P11">Thus, an efficient implementation of MPI will complete the program with O( N + P ) calls. </text:p>
      <text:p text:style-name="Standard"><text:soft-page-break/></text:p>
      <text:p text:style-name="P9">Plots: </text:p>
      <text:p text:style-name="P9">Note: <text:span text:style-name="T5">All profiling is done with score-p tool and only MPI calls are considered, the I/O related time is not included in the plots. All the times shown in the graph are summation of time taken in all input nodes, for example if MPI_Init() is taking 1.43 sec then it is summation of time taken by MPI_Init() on all the N nodes. </text:span></text:p>
      <text:p text:style-name="P11"/>
      <text:p text:style-name="P11"><draw:frame draw:style-name="fr2" draw:name="Object2" text:anchor-type="paragraph" svg:width="15.998cm" svg:height="8.999cm" draw:z-index="1"><draw:object xlink:href="./Object 2" xlink:type="simple" xlink:show="embed" xlink:actuate="onLoad"/><draw:image xlink:href="./ObjectReplacements/Object 2" xlink:type="simple" xlink:show="embed" xlink:actuate="onLoad"/></draw:frame></text:p>
      <text:p text:style-name="P11"><draw:frame draw:style-name="fr3" draw:name="Object3" text:anchor-type="paragraph" svg:width="15.998cm" svg:height="8.999cm" draw:z-index="2"><draw:object xlink:href="./Object 3" xlink:type="simple" xlink:show="embed" xlink:actuate="onLoad"/><draw:image xlink:href="./ObjectReplacements/Object 3" xlink:type="simple" xlink:show="embed" xlink:actuate="onLoad"/></draw:frame></text:p>
      <text:p text:style-name="P11">The graph for Time taken vs # of news items shows that change in # of news items does not effect the time taken by MPI calls much ( for fixed # of nodes = 2 ) . Also we have noticed that majority of time is taken in MPI_Init call. Time taken by MPI_Alltoall call takes on average 13% of total time. The graph for Time Taken vs. # of reporters also shows same behavior in this case as the number of nodes are increased , time taken by MPI_Init call also increased, where as time taken by MPI_Alltoall call is about 18% and not much changed ( for # of News items = 90 for each case ) </text:p>
      <text:p text:style-name="P9"><text:soft-page-break/>Conclusion:</text:p>
      <text:p text:style-name="P10"><text:span text:style-name="T6">The results are matching with our mathematical analysis. The MPI_Alltoall() saves time compare to broadcasting all messages. If we scatter news items among the reporters with explicit broadcast mechanism it will incur additional MPI overhead where as due to efficient implementation of MPI_Alltoall() we are able to distribute data efficiently. <text:s/>The design tries to leverage inherent parallelism by processing all the data of the same news item at one node, after initially data is scattered each node can process the data assigned to them in parallel and report the result back to the editors. The solution is inspired by halo data exchange patte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ans-serif-light, sans-serif"/>
    <style:font-face style:name="Lucida Sans1" svg:font-family="'Lucida Sans'"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5pt" style:font-size-asian="15pt" style:font-size-complex="15pt"/>
    </style:style>
    <style:page-layout style:name="Mpm1">
      <style:page-layout-properties fo:page-width="21.59cm" fo:page-height="27.94cm" style:num-format="1" style:print-orientation="portrait" fo:margin-top="0.635cm" fo:margin-bottom="0.635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columns fo:column-count="1" fo:column-gap="0cm"/>
        <style:footnote-sep style:width="0.018cm" style:adjustment="left" style:rel-width="25%" style:color="#000000"/>
      </style:page-layout-properties>
      <style:header-style>
        <style:header-footer-properties fo:min-height="0.61cm" fo:margin-left="0cm" fo:margin-right="0cm" fo:margin-bottom="0.508cm" style:dynamic-spacing="false"/>
      </style:header-style>
      <style:footer-style/>
    </style:page-layout>
  </office:automatic-styles>
  <office:master-styles>
    <style:master-page style:name="Standard" style:page-layout-name="Mpm1">
      <style:header>
        <text:p text:style-name="MP1">Parallel Computers Assignment 2 Design Document </text:p>
        <text:p text:style-name="Standard">2015H103078P <text:s/>Vivek Pandya<text:tab/> 2015H103085P <text:s/>Tarun Dhiraj</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04T23:02:41.478930000</meta:creation-date>
    <dc:date>2016-03-13T07:41:27</dc:date>
    <meta:editing-duration>PT6H3M13S</meta:editing-duration>
    <meta:editing-cycles>26</meta:editing-cycles>
    <meta:generator>OpenOffice/4.1.2$Unix OpenOffice.org_project/412m3$Build-9782</meta:generator>
    <meta:document-statistic meta:table-count="2" meta:image-count="0" meta:object-count="3" meta:page-count="3" meta:paragraph-count="48" meta:word-count="712" meta:character-count="3821"/>
  </office:meta>
</office:document-meta>
</file>

<file path=Object 1/content.xml><?xml version="1.0" encoding="utf-8"?>
<math xmlns="http://www.w3.org/1998/Math/MathML">
  <semantics>
    <mrow>
      <mrow>
        <mrow>
          <munderover>
            <mo stretchy="false">∑</mo>
            <mrow>
              <mrow>
                <mi>i</mi>
                <mo stretchy="false">=</mo>
                <mn>1</mn>
              </mrow>
            </mrow>
            <mrow>
              <mi mathvariant="italic">logP</mi>
            </mrow>
          </munderover>
          <mi>L</mi>
        </mrow>
        <mo stretchy="false">+</mo>
        <mrow>
          <mrow>
            <mi>K</mi>
            <mo stretchy="false">∗</mo>
            <mi>N</mi>
          </mrow>
          <mo stretchy="false">/</mo>
          <msup>
            <mn>2</mn>
            <mi>i</mi>
          </msup>
        </mrow>
      </mrow>
      <mrow>
        <mi>B</mi>
        <mo stretchy="false">=</mo>
        <mi>L</mi>
      </mrow>
      <mi>log</mi>
      <mrow>
        <mrow>
          <mi>P</mi>
          <mo stretchy="false">+</mo>
          <mrow>
            <mrow>
              <mrow>
                <mrow>
                  <mi>K</mi>
                  <mo stretchy="false">∗</mo>
                  <mi>N</mi>
                </mrow>
                <mo stretchy="false">∗</mo>
                <mrow>
                  <mo stretchy="false">(</mo>
                  <mrow>
                    <mrow>
                      <mi>P</mi>
                      <mo stretchy="false">−</mo>
                      <mn>1</mn>
                    </mrow>
                  </mrow>
                  <mo stretchy="false">)</mo>
                </mrow>
              </mrow>
              <mo stretchy="false">/</mo>
              <mi>B</mi>
            </mrow>
            <mo stretchy="false">∗</mo>
            <mi>P</mi>
          </mrow>
        </mrow>
        <mo stretchy="false">=</mo>
        <mo stretchy="false">Ο</mo>
      </mrow>
      <mrow>
        <mo stretchy="false">(</mo>
        <mrow>
          <mi>log</mi>
          <mrow>
            <mi>P</mi>
            <mo stretchy="false">+</mo>
            <mi>N</mi>
          </mrow>
        </mrow>
        <mo stretchy="false">)</mo>
      </mrow>
    </mrow>
    <annotation encoding="StarMath 5.0">sum from{i=1} to{logP} L + K*N/2^i B = L log P + K*N*(P-1)/B*P = %OMICRON (log P + N)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text-properties fo:font-size="11pt" style:font-size-asian="11pt" style:font-size-complex="11pt"/>
    </style:style>
    <style:style style:name="ch4"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scale-text="true"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chart:scale-text="true" style:rotation-angle="0"/>
      <style:text-properties fo:font-size="9pt" style:font-size-asian="9pt" style:font-size-complex="9pt"/>
    </style:style>
    <style:style style:name="ch8" style:family="chart" style:data-style-name="N0">
      <style:chart-properties chart:scale-text="true"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chart:scale-text="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cale-text="true"/>
      <style:graphic-properties draw:stroke="none" draw:fill-color="#7e0021" dr3d:edge-rounding="5%"/>
      <style:text-properties fo:font-size="10pt" style:font-size-asian="10pt" style:font-size-complex="10pt"/>
    </style:style>
    <style:style style:name="ch12" style:family="chart" style:data-style-name="N0">
      <style:chart-properties chart:scale-text="true"/>
      <style:graphic-properties draw:stroke="none" draw:fill-color="#579d1c" dr3d:edge-rounding="5%"/>
      <style:text-properties fo:font-size="10pt" style:font-size-asian="10pt" style:font-size-complex="10pt"/>
    </style:style>
    <style:style style:name="ch13" style:family="chart" style:data-style-name="N0">
      <style:chart-properties chart:scale-text="true"/>
      <style:graphic-properties draw:stroke="none" draw:fill-color="#ff420e" dr3d:edge-rounding="5%"/>
      <style:text-properties fo:font-size="10pt" style:font-size-asian="10pt" style:font-size-complex="10pt"/>
    </style:style>
    <style:style style:name="ch14" style:family="chart" style:data-style-name="N0">
      <style:chart-properties chart:scale-text="tru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bar" chart:style-name="ch1">
        <chart:title svg:x="4.833cm" svg:y="0.315cm" chart:style-name="ch2">
          <text:p>Time taken vs # of News Items</text:p>
        </chart:title>
        <chart:subtitle svg:x="5.468cm" svg:y="1.273cm" chart:style-name="ch3">
          <text:p>fixed number of reporters (2)</text:p>
        </chart:subtitle>
        <chart:legend chart:legend-position="end" svg:x="14.873cm" svg:y="3.453cm" style:legend-expansion="high" chart:style-name="ch4"/>
        <chart:plot-area chart:style-name="ch5" chart:data-source-has-labels="both" svg:x="1.33cm" svg:y="2.314cm" svg:width="12.905cm" svg:height="5.525cm">
          <chartooo:coordinate-region svg:x="2.242cm" svg:y="2.514cm" svg:width="11.993cm" svg:height="4.679cm"/>
          <chart:axis chart:dimension="x" chart:name="primary-x" chart:style-name="ch6" chartooo:axis-type="auto">
            <chartooo:date-scale/>
            <chart:title svg:x="6.547cm" svg:y="8.018cm" chart:style-name="ch7">
              <text:p>#  of News Items</text:p>
            </chart:title>
            <chart:categories table:cell-range-address="local-table.$A$2:.$A$2"/>
          </chart:axis>
          <chart:axis chart:dimension="y" chart:name="primary-y" chart:style-name="ch8">
            <chart:title svg:x="0.451cm" svg:y="6.324cm" chart:style-name="ch9">
              <text:p>Time taken (sec)</text:p>
            </chart:title>
            <chart:grid chart:style-name="ch10" chart:class="major"/>
          </chart:axis>
          <chart:series chart:style-name="ch11" chart:values-cell-range-address="local-table.$B$2:.$B$2" chart:label-cell-address="local-table.$B$1" chart:class="chart:bar">
            <chart:data-point/>
          </chart:series>
          <chart:series chart:style-name="ch12" chart:values-cell-range-address="local-table.$C$2:.$C$2" chart:label-cell-address="local-table.$C$1" chart:class="chart:bar">
            <chart:data-point/>
          </chart:series>
          <chart:series chart:style-name="ch13" chart:values-cell-range-address="local-table.$D$2:.$D$2" chart:label-cell-address="local-table.$D$1" chart:class="chart:bar">
            <chart:data-point/>
          </chart:series>
          <chart:series chart:style-name="ch14" chart:values-cell-range-address="local-table.$E$2:.$E$2" chart:label-cell-address="local-table.$E$1" chart:class="chart:bar">
            <chart:data-point/>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5</text:p>
              </table:table-cell>
              <table:table-cell office:value-type="string">
                <text:p>30</text:p>
              </table:table-cell>
              <table:table-cell office:value-type="string">
                <text:p>60</text:p>
              </table:table-cell>
              <table:table-cell office:value-type="string">
                <text:p>90</text:p>
              </table:table-cell>
            </table:table-row>
          </table:table-header-rows>
          <table:table-rows>
            <table:table-row>
              <table:table-cell office:value-type="string">
                <text:p># Nodes = 2</text:p>
              </table:table-cell>
              <table:table-cell office:value-type="float" office:value="0.55">
                <text:p>0.55</text:p>
              </table:table-cell>
              <table:table-cell office:value-type="float" office:value="0.58">
                <text:p>0.58</text:p>
              </table:table-cell>
              <table:table-cell office:value-type="float" office:value="0.59">
                <text:p>0.59</text:p>
              </table:table-cell>
              <table:table-cell office:value-type="float" office:value="0.61">
                <text:p>0.6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graphic-properties draw:stroke="none" draw:fill-color="#004586" dr3d:edge-rounding="5%"/>
      <style:text-properties fo:font-size="10pt" style:font-size-asian="10pt" style:font-size-complex="10pt"/>
    </style:style>
    <style:style style:name="ch11" style:family="chart" style:data-style-name="N0">
      <style:graphic-properties draw:stroke="none" draw:fill-color="#ff420e" dr3d:edge-rounding="5%"/>
      <style:text-properties fo:font-size="10pt" style:font-size-asian="10pt" style:font-size-complex="10pt"/>
    </style:style>
    <style:style style:name="ch12" style:family="chart" style:data-style-name="N0">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bar" chart:style-name="ch1">
        <chart:title svg:x="4.913cm" svg:y="0.315cm" chart:style-name="ch2">
          <text:p>Time Taken vs.  # of reporters</text:p>
        </chart:title>
        <chart:subtitle svg:x="5.839cm" svg:y="1.273cm" chart:style-name="ch3">
          <text:p>fixed # of news items 90</text:p>
        </chart:subtitle>
        <chart:legend chart:legend-position="end" svg:x="15.058cm" svg:y="3.702cm" style:legend-expansion="high" chart:style-name="ch4"/>
        <chart:plot-area chart:style-name="ch5" chart:data-source-has-labels="both" svg:x="1.33cm" svg:y="2.314cm" svg:width="13.09cm" svg:height="6.086cm">
          <chartooo:coordinate-region svg:x="2.057cm" svg:y="2.513cm" svg:width="12.363cm" svg:height="5.24cm"/>
          <chart:axis chart:dimension="x" chart:name="primary-x" chart:style-name="ch6" chartooo:axis-type="auto">
            <chartooo:date-scale/>
            <chart:categories table:cell-range-address="local-table.$A$2:.$A$2"/>
          </chart:axis>
          <chart:axis chart:dimension="y" chart:name="primary-y" chart:style-name="ch7">
            <chart:title svg:x="0.451cm" svg:y="6.658cm" chart:style-name="ch8">
              <text:p>Time Taken (sec)</text:p>
            </chart:title>
            <chart:grid chart:style-name="ch9" chart:class="major"/>
          </chart:axis>
          <chart:series chart:style-name="ch10" chart:values-cell-range-address="local-table.$B$2:.$B$2" chart:label-cell-address="local-table.$B$1" chart:class="chart:bar">
            <chart:data-point/>
          </chart:series>
          <chart:series chart:style-name="ch11" chart:values-cell-range-address="local-table.$C$2:.$C$2" chart:label-cell-address="local-table.$C$1" chart:class="chart:bar">
            <chart:data-point/>
          </chart:series>
          <chart:series chart:style-name="ch12" chart:values-cell-range-address="local-table.$D$2:.$D$2" chart:label-cell-address="local-table.$D$1" chart:class="chart:bar">
            <chart:data-point/>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text:p>
              </table:table-cell>
              <table:table-cell office:value-type="string">
                <text:p>3</text:p>
              </table:table-cell>
              <table:table-cell office:value-type="string">
                <text:p>4</text:p>
              </table:table-cell>
            </table:table-row>
          </table:table-header-rows>
          <table:table-rows>
            <table:table-row>
              <table:table-cell office:value-type="string">
                <text:p># of Reporters</text:p>
              </table:table-cell>
              <table:table-cell office:value-type="float" office:value="0.61">
                <text:p>0.61</text:p>
              </table:table-cell>
              <table:table-cell office:value-type="float" office:value="0.87">
                <text:p>0.87</text:p>
              </table:table-cell>
              <table:table-cell office:value-type="float" office:value="1.49">
                <text:p>1.4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Unix OpenOffice.org_project/412m3$Build-978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